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42180000498700000ACE00C9D225.svg" manifest:media-type=""/>
  <manifest:file-entry manifest:full-path="Pictures/10000201000002C7000000697138817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Source Code Pro" svg:font-family="'Source Code Pro'" style:font-adornments="Standard" style:font-pitch="fixed"/>
    <style:font-face style:name="Courier New" svg:font-family="'Courier New'" style:font-family-generic="modern" style:font-pitch="fixed"/>
    <style:font-face style:name="Frutiger Next LT W1G1" svg:font-family="'Frutiger Next LT W1G'" style:font-adornments="Fett" style:font-pitch="variable"/>
    <style:font-face style:name="Frutiger Next LT W1G2" svg:font-family="'Frutiger Next LT W1G'" style:font-adornments="Kursiv" style:font-pitch="variable"/>
    <style:font-face style:name="Frutiger Next LT W1G" svg:font-family="'Frutiger Next LT W1G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paragraph-properties fo:text-align="start" style:justify-single-word="false"/>
      <style:text-properties fo:font-size="11pt" fo:language="de" fo:country="DE" style:font-size-asian="11pt" style:font-size-complex="11pt"/>
    </style:style>
    <style:style style:name="P3" style:family="paragraph" style:parent-style-name="Text_20_body">
      <style:text-properties fo:language="de" fo:country="DE"/>
    </style:style>
    <style:style style:name="P4" style:family="paragraph" style:parent-style-name="Text_20_body">
      <style:text-properties fo:language="de" fo:country="DE" officeooo:rsid="002a8e82" officeooo:paragraph-rsid="002a8e82"/>
    </style:style>
    <style:style style:name="P5" style:family="paragraph" style:parent-style-name="Text_20_body">
      <style:text-properties fo:language="de" fo:country="DE" officeooo:rsid="0033ba00" officeooo:paragraph-rsid="0033ba00"/>
    </style:style>
    <style:style style:name="P6" style:family="paragraph" style:parent-style-name="Preformatted_20_Text">
      <style:text-properties fo:language="de" fo:country="DE" officeooo:rsid="002a8e82" officeooo:paragraph-rsid="00321f26"/>
    </style:style>
    <style:style style:name="P7" style:family="paragraph" style:parent-style-name="Preformatted_20_Text">
      <style:text-properties officeooo:paragraph-rsid="00321f26"/>
    </style:style>
    <style:style style:name="P8" style:family="paragraph" style:parent-style-name="First_20_paragraph">
      <style:text-properties fo:language="de" fo:country="DE"/>
    </style:style>
    <style:style style:name="P9" style:family="paragraph" style:parent-style-name="First_20_paragraph">
      <style:text-properties fo:language="de" fo:country="DE" officeooo:rsid="0033ba00" officeooo:paragraph-rsid="0033ba00"/>
    </style:style>
    <style:style style:name="P10" style:family="paragraph" style:parent-style-name="Footnote">
      <style:text-properties officeooo:rsid="0033f6b7" officeooo:paragraph-rsid="0033f6b7"/>
    </style:style>
    <style:style style:name="P11" style:family="paragraph" style:parent-style-name="Date">
      <style:text-properties fo:language="de" fo:country="DE"/>
    </style:style>
    <style:style style:name="P12" style:family="paragraph" style:parent-style-name="Author">
      <style:text-properties fo:language="de" fo:country="DE"/>
    </style:style>
    <style:style style:name="P13" style:family="paragraph" style:parent-style-name="Text_20_body" style:list-style-name="L2">
      <style:text-properties fo:language="de" fo:country="DE" officeooo:rsid="0033ba00" officeooo:paragraph-rsid="0033ba00"/>
    </style:style>
    <style:style style:name="P14" style:family="paragraph" style:parent-style-name="Heading_20_1">
      <style:text-properties fo:language="de" fo:country="DE"/>
    </style:style>
    <style:style style:name="P15" style:family="paragraph" style:parent-style-name="Heading_20_2">
      <style:text-properties fo:language="de" fo:country="DE"/>
    </style:style>
    <style:style style:name="P16" style:family="paragraph" style:parent-style-name="Footer">
      <style:paragraph-properties fo:text-align="start" style:justify-single-word="false"/>
      <style:text-properties fo:font-size="11pt" fo:language="de" fo:country="DE" officeooo:paragraph-rsid="003e3860" style:font-size-asian="11pt" style:font-size-complex="11pt"/>
    </style:style>
    <style:style style:name="P17" style:family="paragraph" style:parent-style-name="Title">
      <style:text-properties fo:language="de" fo:country="DE" officeooo:rsid="002451c8" officeooo:paragraph-rsid="002451c8"/>
    </style:style>
    <style:style style:name="P18" style:family="paragraph" style:parent-style-name="List_20_Contents" style:list-style-name="L1"/>
    <style:style style:name="T1" style:family="text">
      <style:text-properties officeooo:rsid="0025baad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2a8e82"/>
    </style:style>
    <style:style style:name="T4" style:family="text">
      <style:text-properties officeooo:rsid="0033ba00"/>
    </style:style>
    <style:style style:name="T5" style:family="text">
      <style:text-properties officeooo:rsid="003e3860"/>
    </style:style>
    <style:style style:name="fr1" style:family="graphic" style:parent-style-name="Graphics">
      <style:graphic-properties fo:margin-top="1.6cm" fo:margin-bottom="0.499cm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Dies ist ein Titel. Dies ist ein Titel. Dies ist ein Titel.</text:h>
      <text:p text:style-name="P12">Christoph Pfeiffer</text:p>
      <text:p text:style-name="P11">20. Mai 2014</text:p>
      <text:h text:style-name="P14" text:outline-level="1">Dies ist meine Überschrift</text:h>
      <text:p text:style-name="P8">Hier kommt etwas Text. Hier nochmal etwas Text. Irgendwie muss der paragraph, also die ANsammlung von Sätzen in einem Absatz ja sinnvoll gefüllt werden.</text:p>
      <text:p text:style-name="P3">Hier kommt etwas Text. Hier nochmal etwas Text. Irgendwie muss der paragraph, also die ANsammlung von Sätzen in einem Absatz ja sinnvoll gefüllt werden.</text:p>
      <text:p text:style-name="P5">sdfsdfsdfsdfsdfsdf</text:p>
      <text:h text:style-name="P15" text:outline-level="2">Überschrift 2</text:h>
      <text:p text:style-name="P3">Hier kommt etwas Text. Hier nochmal etwas Text<text:note text:id="ftn1" text:note-class="footnote"><text:note-citation>1</text:note-citation><text:note-body><text:p text:style-name="P10">Dies ist ein wenig Text.</text:p></text:note-body></text:note>. Irgendwie muss der paragraph, also die AN sammlung von Sätzen in einem Absatz ja sinnvoll gefüllt werden.</text:p>
      <text:p text:style-name="Quotations"><text:span text:style-name="T3">Hier </text:span><text:span text:style-name="T2">kommt</text:span><text:span text:style-name="T3"> ein längeres Zitat ... Während meines neunjährigen Eingewecktseins an einem Augsburger Realgymnasium gelang es mir nicht, meine Lehrer wesentlich zu fördern. (Bert Brecht)</text:span></text:p>
      <text:p text:style-name="P4">Dies ist weiterer Text.</text:p>
      <text:p text:style-name="P4">Dies ist weiterer Text.</text:p>
      <text:p text:style-name="P7">if (a &gt; 3) {</text:p>
      <text:p text:style-name="P7"><text:s text:c="2"/>moveShip(5 * gravity, DOWN);</text:p>
      <text:p text:style-name="P6">}</text:p>
      <text:p text:style-name="P4">Dies ist weiterer Text.</text:p>
      <text:p text:style-name="P3">Hier kommt gleich eine Liste</text:p>
      <text:list xml:id="list2554848346496970610" text:style-name="L1">
        <text:list-item>
          <text:p text:style-name="P18">Dies ist ein Listenelement. <text:span text:style-name="T4">Dsfsd sdf sdf sdf sdf sdf sdf sdf sdf sdf sdf sdf sf sdf swf sdf sf sf sdf sdf sdf sdf sdf </text:span></text:p>
        </text:list-item>
        <text:list-item>
          <text:p text:style-name="P18">Dies ist ein Listenelement</text:p>
        </text:list-item>
        <text:list-item>
          <text:p text:style-name="P18"><text:soft-page-break/>Dies ist ein Listenelement</text:p>
        </text:list-item>
      </text:list>
      <text:p text:style-name="P9">Hier kommt dann gleich eine weitere Liste.</text:p>
      <text:list xml:id="list4951917197548049807" text:style-name="L2">
        <text:list-item>
          <text:p text:style-name="P13">Dies ist ein Listenelement</text:p>
        </text:list-item>
        <text:list-item>
          <text:p text:style-name="P13">Dies ist ein Listenelement</text:p>
        </text:list-item>
        <text:list-item>
          <text:p text:style-name="P13">Dies ist ein Listenelement</text:p>
        </text:list-item>
        <text:list-item>
          <text:p text:style-name="P13">Dies ist ein Listenelemen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Source Code Pro" svg:font-family="'Source Code Pro'" style:font-adornments="Standard" style:font-pitch="fixed"/>
    <style:font-face style:name="Courier New" svg:font-family="'Courier New'" style:font-family-generic="modern" style:font-pitch="fixed"/>
    <style:font-face style:name="Frutiger Next LT W1G1" svg:font-family="'Frutiger Next LT W1G'" style:font-adornments="Fett" style:font-pitch="variable"/>
    <style:font-face style:name="Frutiger Next LT W1G2" svg:font-family="'Frutiger Next LT W1G'" style:font-adornments="Kursiv" style:font-pitch="variable"/>
    <style:font-face style:name="Frutiger Next LT W1G" svg:font-family="'Frutiger Next LT W1G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Next LT W1G" fo:font-family="'Frutiger Next LT W1G'" style:font-style-name="Standard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hyphenation-ladder-count="no-limit" style:page-number="auto"/>
      <style:text-properties style:font-name="Frutiger Next LT W1G" fo:font-family="'Frutiger Next LT W1G'" style:font-style-name="Standard" style:font-pitch="variable" fo:font-size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Frutiger Next LT W1G1" fo:font-family="'Frutiger Next LT W1G'" style:font-style-name="Fett" style:font-pitch="variable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Frutiger Next LT W1G1" fo:font-family="'Frutiger Next LT W1G'" style:font-style-name="Fett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next-style-name="Text_20_body" style:class="html" style:master-page-name="">
      <style:paragraph-properties fo:margin-left="1.499cm" fo:margin-right="1.499cm" fo:margin-top="0.254cm" fo:margin-bottom="0.254cm" style:contextual-spacing="false" fo:hyphenation-ladder-count="no-limit" fo:text-indent="0cm" style:auto-text-indent="false" style:page-number="auto" fo:background-color="transparent" style:shadow="none">
        <style:tab-stops/>
        <style:background-image/>
      </style:paragraph-properties>
      <style:text-properties style:font-name="Frutiger Next LT W1G" fo:font-family="'Frutiger Next LT W1G'" style:font-style-name="Standard" style:font-pitch="variable" fo:font-size="11pt" fo:hyphenate="false" fo:hyphenation-remain-char-count="2" fo:hyphenation-push-char-count="2"/>
    </style:style>
    <style:style style:name="Preformatted_20_Text" style:display-name="Preformatted Text" style:family="paragraph" style:parent-style-name="Standard" style:next-style-name="Text_20_body" style:class="html">
      <style:paragraph-properties fo:margin-left="1.499cm" fo:margin-right="0cm" fo:margin-top="0cm" fo:margin-bottom="0cm" style:contextual-spacing="false" fo:text-indent="0cm" style:auto-text-indent="false" fo:background-color="transparent" fo:padding="0.349cm" fo:border-left="1.3pt solid #000000" fo:border-right="none" fo:border-top="none" fo:border-bottom="none" style:shadow="none">
        <style:tab-stops/>
        <style:background-image/>
      </style:paragraph-properties>
      <style:text-properties style:font-name="Source Code Pro" fo:font-family="'Source Code Pro'" style:font-style-name="Standard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utiger Next LT W1G" fo:font-family="'Frutiger Next LT W1G'" style:font-style-name="Standard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Frutiger Next LT W1G" fo:font-family="'Frutiger Next LT W1G'" style:font-style-name="Standard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cm" fo:margin-bottom="0.3cm" style:contextual-spacing="false" style:page-number="auto"/>
      <style:text-properties style:font-name="Frutiger Next LT W1G2" fo:font-family="'Frutiger Next LT W1G'" style:font-style-name="Kursiv" style:font-pitch="variable"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style:font-name="Frutiger Next LT W1G2" fo:font-family="'Frutiger Next LT W1G'" style:font-style-name="Kursiv" style:font-pitch="variable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top="0.199cm" fo:margin-bottom="0.25cm" style:contextual-spacing="false" fo:hyphenation-ladder-count="no-limit" style:page-number="auto"/>
      <style:text-properties style:font-name="Frutiger Next LT W1G" fo:font-family="'Frutiger Next LT W1G'" style:font-style-name="Standard" style:font-pitch="variable" fo:font-size="12pt" fo:hyphenate="false" fo:hyphenation-remain-char-count="2" fo:hyphenation-push-char-count="2"/>
    </style:style>
    <style:style style:name="Title" style:family="paragraph" style:parent-style-name="Heading" style:next-style-name="Text_20_body" style:class="chapter" style:master-page-name="">
      <style:paragraph-properties fo:margin-left="0cm" fo:margin-right="5.001cm" fo:margin-top="0.9cm" fo:margin-bottom="0.4cm" style:contextual-spacing="false" fo:text-align="start" style:justify-single-word="false" fo:text-indent="0cm" style:auto-text-indent="false" style:page-number="auto"/>
      <style:text-properties style:font-name="Frutiger Next LT W1G1" fo:font-family="'Frutiger Next LT W1G'" style:font-style-name="Fett" style:font-pitch="variable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Unbenannt1" style:family="paragraph" style:parent-style-name="Heading_20_1" style:default-outline-level="" style:list-style-name="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5cm" style:contextual-spacing="false" fo:text-indent="0cm" style:auto-text-indent="false"/>
      <style:text-properties style:font-name="Frutiger Next LT W1G" fo:font-family="'Frutiger Next LT W1G'" style:font-style-name="Standard" style:font-pitch="variable"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paragraph-properties fo:text-align="start" style:justify-single-word="false"/>
      <style:text-properties fo:font-size="11pt" fo:language="de" fo:country="DE" officeooo:paragraph-rsid="003e3860" style:font-size-asian="11pt" style:font-size-complex="11pt"/>
    </style:style>
    <style:style style:name="MP3" style:family="paragraph" style:parent-style-name="Footer">
      <style:paragraph-properties fo:text-align="start" style:justify-single-word="false"/>
      <style:text-properties fo:font-size="11pt" fo:language="de" fo:country="DE" style:font-size-asian="11pt" style:font-size-complex="11pt"/>
    </style:style>
    <style:style style:name="MT1" style:family="text">
      <style:text-properties officeooo:rsid="0025baad"/>
    </style:style>
    <style:style style:name="Mfr1" style:family="graphic" style:parent-style-name="Graphics">
      <style:graphic-properties fo:margin-top="1.6cm" fo:margin-bottom="0.499cm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.5cm" fo:margin-bottom="3.9cm" fo:margin-left="3.2cm" fo:margin-right="3.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draw:style-name="Mfr1" draw:name="Grafik3" text:anchor-type="paragraph" svg:width="18.45cm" svg:height="2.701cm" draw:z-index="0"><draw:image xlink:href="Pictures/10000201000002C7000000697138817C.png" xlink:type="simple" xlink:show="embed" xlink:actuate="onLoad"/><draw:image xlink:href="Pictures/100042180000498700000ACE00C9D225.svg" xlink:type="simple" xlink:show="embed" xlink:actuate="onLoad"/></draw:frame></text:p>
      </style:header-first>
      <style:footer>
        <text:p text:style-name="MP2"><text:span text:style-name="MT1">Seite </text:span><text:page-number text:select-page="current">2</text:page-number></text:p>
      </style:footer>
      <style:footer-first>
        <text:p text:style-name="MP3"><text:span text:style-name="MT1">Seite </text:span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in kleiner Test</dc:title>
    <dc:date>2014-05-27T16:51:19.615901379</dc:date>
    <dc:creator>Christoph Pfeiffer</dc:creator>
    <meta:editing-duration>PT5H19S</meta:editing-duration>
    <meta:editing-cycles>38</meta:editing-cycles>
    <meta:generator>LibreOffice/4.1.6.2$Linux_X86_64 LibreOffice_project/410m0$Build-2</meta:generator>
    <meta:document-statistic meta:table-count="0" meta:image-count="1" meta:object-count="0" meta:page-count="2" meta:paragraph-count="28" meta:word-count="223" meta:character-count="1291" meta:non-whitespace-character-count="1100"/>
  </office:meta>
</office:document-meta>
</file>